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50e32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9fb6" officeooo:paragraph-rsid="00150e3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9fb6" officeooo:paragraph-rsid="00149fb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50e32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edc1" officeooo:paragraph-rsid="00150e3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edc1" officeooo:paragraph-rsid="00158bf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7edc1" officeooo:paragraph-rsid="00158bf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7edc1" officeooo:paragraph-rsid="00158bf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158bf6"/>
    </style:style>
    <style:style style:name="P10" style:family="paragraph" style:parent-style-name="Standard">
      <style:paragraph-properties fo:text-align="start" style:justify-single-word="false"/>
      <style:text-properties officeooo:paragraph-rsid="00158bf6"/>
    </style:style>
    <style:style style:name="P11" style:family="paragraph" style:parent-style-name="Standard">
      <style:paragraph-properties fo:text-align="start" style:justify-single-word="false"/>
      <style:text-properties officeooo:rsid="002dcfa7" officeooo:paragraph-rsid="00158bf6"/>
    </style:style>
    <style:style style:name="T1" style:family="text">
      <style:text-properties style:font-name="Liberation Serif" fo:font-size="12pt" fo:font-weight="bold" officeooo:rsid="0017edc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7edc1" style:font-size-asian="12pt" style:font-size-complex="12pt"/>
    </style:style>
    <style:style style:name="T4" style:family="text">
      <style:text-properties style:font-name="Liberation Serif" fo:font-size="12pt" officeooo:rsid="0019d9ea" style:font-size-asian="12pt" style:font-size-complex="12pt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17edc1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e1107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2dcfa7" style:font-size-asian="12pt" style:font-weight-asian="normal" style:font-size-complex="12pt" style:font-weight-complex="normal"/>
    </style:style>
    <style:style style:name="T9" style:family="text">
      <style:text-properties officeooo:rsid="00150e32"/>
    </style:style>
    <style:style style:name="T10" style:family="text">
      <style:text-properties fo:font-size="12pt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officeooo:rsid="0019d9ea"/>
    </style:style>
    <style:style style:name="T13" style:family="text">
      <style:text-properties officeooo:rsid="000c9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 case diagram of the main program: <text:span text:style-name="T12">Input graph </text:span><text:span text:style-name="T13">using environment</text:span></text:p>
      <text:p text:style-name="P9"><text:bookmark text:name="page3R_mcid26"/><text:bookmark text:name="page3R_mcid27"/><text:bookmark text:name="page3R_mcid25"/><text:span text:style-name="T1"><text:line-break/>Description:</text:span><text:bookmark text:name="page3R_mcid28"/><text:span text:style-name="T1"> </text:span><text:bookmark text:name="page3R_mcid282"/><text:span text:style-name="T2">The user starts the application, and inputs data about the Graph <text:s/></text:span><text:span text:style-name="T4">they want to visualize</text:span><text:span text:style-name="T1"><text:line-break/></text:span><text:span text:style-name="T6">by using the visual elements provided by the environment or typing required data. </text:span></text:p>
      <text:p text:style-name="P9"><text:bookmark text:name="page3R_mcid32"/><text:bookmark text:name="page3R_mcid33"/><text:bookmark text:name="page3R_mcid31"/><text:span text:style-name="T1"><text:line-break/>Actors:</text:span><text:bookmark text:name="page3R_mcid34"/><text:span text:style-name="T1"> </text:span><text:span text:style-name="T6">The User</text:span></text:p>
      <text:p text:style-name="P9"><text:bookmark text:name="page3R_mcid37"/><text:bookmark text:name="page3R_mcid36"/><text:bookmark text:name="page3R_mcid35"/><text:span text:style-name="T1"><text:line-break/>Preconditions:</text:span><text:bookmark text:name="page3R_mcid38"/><text:span text:style-name="T1"> </text:span><text:span text:style-name="T6">The application is running.</text:span></text:p>
      <text:p text:style-name="P9"><text:bookmark text:name="page3R_mcid39"/><text:bookmark text:name="page3R_mcid40"/><text:bookmark text:name="page3R_mcid41"/><text:span text:style-name="T1"><text:line-break/>Postconditions:</text:span><text:bookmark text:name="page3R_mcid42"/><text:span text:style-name="T1"> </text:span><text:span text:style-name="T6">The input is saved internally.</text:span></text:p>
      <text:p text:style-name="P10"><text:bookmark text:name="page3R_mcid43"/><text:bookmark text:name="page3R_mcid45"/><text:bookmark text:name="page3R_mcid44"/><text:span text:style-name="T1"><text:line-break/>Main scenario:</text:span><text:bookmark text:name="page3R_mcid47"/><text:bookmark text:name="page3R_mcid48"/><text:bookmark text:name="page3R_mcid46"/><text:span text:style-name="T1"><text:line-break/></text:span><text:span text:style-name="T6">1.</text:span><text:bookmark text:name="page3R_mcid49"/><text:span text:style-name="T6"> Until the user i</text:span><text:span text:style-name="T8">s finished with using the app</text:span><text:span text:style-name="T6">:</text:span></text:p>
      <text:p text:style-name="P10"><text:bookmark text:name="page3R_mcid50"/><text:bookmark text:name="page3R_mcid51"/><text:span text:style-name="T6"><text:tab/></text:span><text:span text:style-name="T8">1.1 Until the User i</text:span><text:span text:style-name="T6">s done with Graph input, the following steps are repeated<text:line-break/><text:tab/><text:tab/></text:span><text:span text:style-name="T8">1.1.</text:span><text:span text:style-name="T6">1</text:span><text:bookmark text:name="page3R_mcid52"/><text:span text:style-name="T6"> If the user wants to insert an element:</text:span><text:bookmark text:name="page3R_mcid54"/><text:bookmark text:name="page3R_mcid53"/><text:span text:style-name="T6"><text:line-break/><text:tab/><text:tab/><text:tab/></text:span><text:span text:style-name="T8">1.</text:span><text:span text:style-name="T6">1.1</text:span><text:bookmark text:name="page3R_mcid55"/><text:bookmark text:name="page3R_mcid56"/><text:span text:style-name="T6">.</text:span><text:span text:style-name="T8">1</text:span><text:span text:style-name="T6"> The “Insert elements” use case starts</text:span><text:bookmark text:name="page3R_mcid58"/><text:bookmark text:name="page3R_mcid57"/><text:span text:style-name="T6"> </text:span><text:span text:style-name="T8">(inserting elements via gui, insert elements via keyboard and input graph from file). </text:span><text:span text:style-name="T6"><text:line-break/><text:tab/><text:tab/><text:tab/></text:span><text:bookmark text:name="page3R_mcid59"/><text:span text:style-name="T8">1.1.1.2</text:span><text:span text:style-name="T6"> The algorithms are enabled.</text:span><text:bookmark text:name="page3R_mcid60"/><text:bookmark text:name="page3R_mcid61"/><text:span text:style-name="T6"><text:line-break/><text:tab/><text:tab/></text:span><text:bookmark text:name="page3R_mcid63"/><text:bookmark text:name="page3R_mcid62"/><text:span text:style-name="T8">1.1.2</text:span><text:span text:style-name="T6"> If the user wants to delete an element:</text:span><text:bookmark text:name="page3R_mcid65"/><text:bookmark text:name="page3R_mcid64"/><text:span text:style-name="T6"><text:line-break/><text:tab/><text:tab/><text:tab/></text:span><text:span text:style-name="T8">1.1.2</text:span><text:span text:style-name="T6">.1</text:span><text:bookmark text:name="page3R_mcid67"/><text:bookmark text:name="page3R_mcid66"/><text:span text:style-name="T6"> The “Delete elements” use case starts</text:span><text:bookmark text:name="page3R_mcid69"/><text:bookmark text:name="page3R_mcid68"/><text:span text:style-name="T6"> </text:span><text:span text:style-name="T8">(edge deletion and node deletion).</text:span><text:span text:style-name="T6"><text:line-break/><text:tab/><text:tab/><text:tab/></text:span><text:bookmark text:name="page3R_mcid70"/><text:bookmark text:name="page3R_mcid71"/><text:span text:style-name="T8">1.1.2.2</text:span><text:span text:style-name="T6"> </text:span><text:span text:style-name="T7">When</text:span><text:span text:style-name="T6"> all the elements are deleted, the algorithms are disabled.</text:span></text:p>
      <text:p text:style-name="P11"><text:span text:style-name="T6"><text:tab/></text:span><text:span text:style-name="T5">1.2 Running an algorithm case starts. Return to 1.1.</text:span></text:p>
      <text:p text:style-name="P10"><text:bookmark text:name="page3R_mcid72"/><text:bookmark text:name="page3R_mcid73"/><text:bookmark text:name="page3R_mcid74"/><text:span text:style-name="T1"><text:line-break/>Alternative scenarios:</text:span><text:span text:style-name="T6">/</text:span></text:p>
      <text:p text:style-name="P6"/>
      <text:p text:style-name="P7"><text:span text:style-name="T11"><text:line-break/>Additional information:</text:span><text:bookmark text:name="page3R_mcid82"/><text:span text:style-name="T11"> </text:span><text:span text:style-name="T10">The</text:span><text:bookmark text:name="page3R_mcid83"/><text:span text:style-name="T10"> default direction of the Graph is set to undirec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07:33.365620373</meta:creation-date>
    <dc:date>2022-12-31T16:07:05.389788322</dc:date>
    <meta:editing-duration>PT4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69" meta:character-count="1090" meta:non-whitespace-character-count="903"/>
  </office:meta>
</office:document-meta>
</file>